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5" style:family="paragraph" style:parent-style-name="Footnote">
      <style:text-properties officeooo:rsid="0016e3c6" officeooo:paragraph-rsid="0016e3c6"/>
    </style:style>
    <style:style style:name="P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in" fo:margin-bottom="0in" style:contextual-spacing="false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in" fo:margin-bottom="0in" style:contextual-spacing="false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in" fo:margin-bottom="0in" style:contextual-spacing="false" fo:line-height="115%" fo:break-before="auto" fo:break-after="auto" style:writing-mode="lr-tb"/>
    </style:style>
    <style:style style:name="P11" style:family="paragraph" style:parent-style-name="Standard" style:list-style-name="LS6">
      <style:paragraph-properties fo:margin-top="0in" fo:margin-bottom="0in" style:contextual-spacing="false" fo:line-height="115%" fo:break-before="auto" fo:break-after="auto" style:writing-mode="lr-tb"/>
    </style:style>
    <style:style style:name="P12" style:family="paragraph" style:parent-style-name="Standard" style:list-style-name="LS7">
      <style:paragraph-properties fo:margin-top="0in" fo:margin-bottom="0in" style:contextual-spacing="false" fo:line-height="115%" fo:break-before="auto" fo:break-after="auto" style:writing-mode="lr-tb"/>
    </style:style>
    <style:style style:name="P13" style:family="paragraph" style:parent-style-name="Standard">
      <style:paragraph-properties fo:line-height="115%" fo:break-before="auto" fo:break-after="auto" style:writing-mode="lr-tb"/>
      <style:text-properties officeooo:rsid="0019ea2f" officeooo:paragraph-rsid="0019ea2f"/>
    </style:style>
    <style:style style:name="P14" style:family="paragraph" style:parent-style-name="Standard">
      <style:paragraph-properties fo:line-height="115%" style:writing-mode="lr-tb"/>
      <style:text-properties officeooo:paragraph-rsid="0019ea2f"/>
    </style:style>
    <style:style style:name="P15" style:family="paragraph" style:parent-style-name="Heading_20_1">
      <style:paragraph-properties fo:line-height="115%" fo:break-before="auto" fo:break-after="auto" style:writing-mode="lr-tb"/>
    </style:style>
    <style:style style:name="P16" style:family="paragraph" style:parent-style-name="Heading_20_2">
      <style:paragraph-properties fo:line-height="115%" fo:break-before="auto" fo:break-after="auto" style:writing-mode="lr-tb"/>
    </style:style>
    <style:style style:name="P17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officeooo:rsid="0016e3c6"/>
    </style:style>
    <style:style style:name="T2" style:family="text">
      <style:text-properties officeooo:rsid="0017af28"/>
    </style:style>
    <style:style style:name="T3" style:family="text">
      <style:text-properties officeooo:rsid="00182874"/>
    </style:style>
    <style:style style:name="T4" style:family="text">
      <style:text-properties officeooo:rsid="0019e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h.8rq19sif3cnz"/><text:span text:style-name="T2">Iambic </text:span>Electronic Keyer <text:span text:style-name="T2">Utilizing The Arduino Duo</text:span></text:p>
      <text:h text:style-name="P15" text:outline-level="10"><text:bookmark text:name="h.asgwsvujocwf"/>1.0 Overview</text:h>
      <text:p text:style-name="P1">This project defines an electronic keyer based on the Arduino <text:span text:style-name="T1">Duo and is modeled after the Iambic Keyer described in Glen Popiel, KW5GP's book, Arduino Ham Radio</text:span><text:span text:style-name="T1"><text:note text:id="ftn1" text:note-class="footnote"><text:note-citation>1</text:note-citation><text:note-body><text:p text:style-name="P5">Popiel, Glen, KW5GP. “<text:span text:style-name="T3">Arduino Ham Radio – A Radio Amateur's Guid to Open Source Electronics and Microcontroller Projects.” ARRL, 2014</text:span></text:p></text:note-body></text:note></text:span><text:span text:style-name="T1">.</text:span></text:p>
      <text:p text:style-name="P1"/>
      <text:p text:style-name="P1"/>
      <text:h text:style-name="P15" text:outline-level="10"><text:bookmark text:name="h.p56solrj0n6o"/>2.0 Requirements</text:h>
      <text:h text:style-name="P16" text:outline-level="10"><text:bookmark text:name="h.p8td9to4wvzg"/>2.1 General Function</text:h>
      <text:p text:style-name="P1"/>
      <text:h text:style-name="P16" text:outline-level="10"><text:bookmark text:name="h.yfhabmaoj08"/>2.2 Inputs</text:h>
      <text:list xml:id="list6912587787420819748" text:style-name="LS1">
        <text:list-item>
          <text:p text:style-name="P6">Keyer input, two lines, return to ground, with internal pullup to 5 VDC.</text:p>
        </text:list-item>
        <text:list-item>
          <text:p text:style-name="P6">Power switch for internal battery</text:p>
        </text:list-item>
        <text:list-item>
          <text:p text:style-name="P6">Toggle switch to route key input to output and bypassing the board</text:p>
        </text:list-item>
        <text:list-item>
          <text:p text:style-name="P6">Push button #1, switch to ground</text:p>
        </text:list-item>
        <text:list-item>
          <text:p text:style-name="P6">Push button #2, switch to ground</text:p>
        </text:list-item>
      </text:list>
      <text:p text:style-name="P1"/>
      <text:h text:style-name="P16" text:outline-level="10"><text:bookmark text:name="h.m2dl23drmrjx"/>2.3 Outputs</text:h>
      <text:list xml:id="list1058153635454022132" text:style-name="LS2">
        <text:list-item>
          <text:p text:style-name="P7">Keyer output, two lines, opto isolated to radio (check specs)</text:p>
        </text:list-item>
        <text:list-item>
          <text:p text:style-name="P7">USB connector to computer</text:p>
        </text:list-item>
      </text:list>
      <text:p text:style-name="P1"/>
      <text:h text:style-name="P16" text:outline-level="10"><text:bookmark text:name="h.z5n81b9b4ib8"/>2.4 User Controls</text:h>
      <text:list xml:id="list7139851043493954306" text:style-name="LS3">
        <text:list-item>
          <text:p text:style-name="P8">Connector to user key using stereo audio ⅛” jack on front panel.</text:p>
        </text:list-item>
        <text:list-item>
          <text:p text:style-name="P8"/>
        </text:list-item>
      </text:list>
      <text:p text:style-name="P1"/>
      <text:list xml:id="list1990285840012029496" text:style-name="LS4">
        <text:list-item>
          <text:p text:style-name="P9"><text:soft-page-break/>Provide interface to keyer input of ICOM HF rigs.</text:p>
        </text:list-item>
        <text:list-item>
          <text:p text:style-name="P9">Provide input interface to a dual paddle Iambic keyer or straight key.</text:p>
        </text:list-item>
        <text:list-item>
          <text:p text:style-name="P9">Interface to computer USB for programming and GUI</text:p>
        </text:list-item>
        <text:list-item>
          <text:p text:style-name="P9">Obtain power from USB (5 VDC)or an internal 9V battery with regulation to 5 VDC.</text:p>
        </text:list-item>
      </text:list>
      <text:p text:style-name="P1"/>
      <text:h text:style-name="P16" text:outline-level="10"><text:bookmark text:name="h.jj8nw41jcgec"/>2.5 Enclosure</text:h>
      <text:list xml:id="list8972193018358667585" text:style-name="LS5">
        <text:list-item>
          <text:p text:style-name="P10">Lower profile ABS plastic with no slip feet.</text:p>
        </text:list-item>
        <text:list-item>
          <text:p text:style-name="P10">Easy access to internal battery.</text:p>
        </text:list-item>
      </text:list>
      <text:p text:style-name="P1"/>
      <text:h text:style-name="P16" text:outline-level="10"><text:bookmark text:name="h.7c300dk27028"/>2.6 Functions</text:h>
      <text:list xml:id="list6665582439517659199" text:style-name="LS6">
        <text:list-item>
          <text:p text:style-name="P11">Internal speaker for CW sidetone with means to enable or disable.</text:p>
        </text:list-item>
        <text:list-item>
          <text:p text:style-name="P11">Beacon mode to allow a CW message to key an external transmitter with variable rate, code speed, hours of operation (start stop times)</text:p>
        </text:list-item>
        <text:list-item>
          <text:p text:style-name="P11">Provide means to vary dot/dash ratio (standard is 1:3).</text:p>
        </text:list-item>
        <text:list-item>
          <text:p text:style-name="P11">Provide means to vary code speed in such a way that it is easy to adjust either at high or low speed.</text:p>
        </text:list-item>
        <text:list-item>
          <text:p text:style-name="P11">Provide means to swap dit/dah for lefties.</text:p>
        </text:list-item>
        <text:list-item>
          <text:p text:style-name="P11">Provide means to handle a straight key, iambic paddle key, or bug.</text:p>
        </text:list-item>
      </text:list>
      <text:p text:style-name="P1"/>
      <text:h text:style-name="P16" text:outline-level="10"><text:bookmark text:name="h.4yzu7fz2oph5"/>2.7 Core Components</text:h>
      <text:list xml:id="list2037031095614843776" text:style-name="LS7">
        <text:list-item>
          <text:p text:style-name="P12"/>
        </text:list-item>
      </text:list>
      <text:p text:style-name="P1"/>
      <text:h text:style-name="P15" text:outline-level="10"><text:bookmark text:name="h.gr82dray7n1q"/>3.0 Design</text:h>
      <text:p text:style-name="P1"/>
      <text:h text:style-name="P16" text:outline-level="10"/>
      <text:p text:style-name="P13">Materials List</text:p>
      <text:p text:style-name="P14"><text:span text:style-name="T4">Enclosure - </text:span><text:a xlink:type="simple" xlink:href="https://solarbotics.com/product/60105/"><text:span text:style-name="T4">https://solarbotics.com/product/6010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</meta:editing-cycles>
    <dc:date>2017-03-18T23:15:20.413955850</dc:date>
    <meta:editing-duration>PT1H55M47S</meta:editing-duration>
    <meta:document-statistic meta:table-count="0" meta:image-count="0" meta:object-count="0" meta:page-count="2" meta:paragraph-count="37" meta:word-count="313" meta:character-count="1766" meta:non-whitespace-character-count="1510"/>
  </office:meta>
</office:document-meta>
</file>